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0cc40" officeooo:paragraph-rsid="0010cc40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5b8e3" officeooo:paragraph-rsid="0015b8e3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0cc40" officeooo:paragraph-rsid="0010cc40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1">
      <style:text-properties style:font-name="Liberation Mono" fo:font-size="10pt" officeooo:rsid="0013a8a9" officeooo:paragraph-rsid="0013a8a9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2">
      <style:text-properties style:font-name="Liberation Mono" fo:font-size="10pt" officeooo:rsid="0013a8a9" officeooo:paragraph-rsid="0013a8a9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3">
      <style:text-properties style:font-name="Liberation Mono" fo:font-size="10pt" officeooo:rsid="0013a8a9" officeooo:paragraph-rsid="0013a8a9" style:font-name-asian="Courier New" style:font-size-asian="10pt" style:font-name-complex="Liberation Mono" style:font-size-complex="10pt"/>
    </style:style>
    <style:style style:name="T1" style:family="text">
      <style:text-properties officeooo:rsid="00141841"/>
    </style:style>
    <style:style style:name="T2" style:family="text">
      <style:text-properties officeooo:rsid="00176dc6"/>
    </style:style>
    <style:style style:name="T3" style:family="text">
      <style:text-properties officeooo:rsid="00179d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3">2<text:span text:style-name="T2">1</text:span>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Edit <text:span text:style-name="T3">Region</text:span> Defaults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2">Useful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World Settings Popup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Dungeon Master may wish to change the default settings for what information <text:span text:style-name="T1">fields from regions</text:span> will be shown to the Player characters</text:p>
            <text:p text:style-name="P2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>The Dungeon Master selects the “Edit region defaults” from the “World Settings Popup”</text:p>
            <text:p text:style-name="P2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3330797541216130243" text:style-name="L1">
              <text:list-item>
                <text:p text:style-name="P6">The Dungeon Master toggles booleans for what will be shown by default from “First Name, Last Name, Description, Image, Sound, and PC Interactions” for regions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5297817623903305191" text:style-name="L2">
              <text:list-item>
                <text:p text:style-name="P7">The defaults for <text:span text:style-name="T1">the fields shown to Player Character from regions</text:span> are set to whatever the Dungeon Master has input</text:p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5184676481057167394" text:style-name="L3">
              <text:list-item>
                <text:p text:style-name="P8">The Dungeon Master wants to edit the default fields that are shown to the Player Characters <text:span text:style-name="T1">from regions</text:span></text:p>
              </text:list-item>
              <text:list-item>
                <text:p text:style-name="P8">The Dungeon Master selects the “Edit <text:span text:style-name="T3">Region</text:span> Defaults” button from the World Settings Popup</text:p>
              </text:list-item>
              <text:list-item>
                <text:p text:style-name="P8">The Dungeon Master toggles the defaults from the list shown</text:p>
              </text:list-item>
              <text:list-item>
                <text:p text:style-name="P8">The defaults are set to what the Dungeon Master has input</text:p>
                <text:p text:style-name="P8"/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47:12.266000000</dc:date>
    <meta:editing-duration>PT1H1M26S</meta:editing-duration>
    <meta:editing-cycles>15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5" meta:word-count="169" meta:character-count="994" meta:non-whitespace-character-count="853"/>
  </office:meta>
</office:document-meta>
</file>